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400000042F5856C59FD72104A.png" manifest:media-type="image/png"/>
  <manifest:file-entry manifest:full-path="Pictures/1000171D0000070C000006D6E7CF3E986AE6BC53.svg" manifest:media-type="image/svg+xml"/>
  <manifest:file-entry manifest:full-path="Pictures/10000001000000440000004280EBEDC3242E916A.png" manifest:media-type="image/png"/>
  <manifest:file-entry manifest:full-path="Pictures/100022190000070C000006D6D18F8B6EC313B3E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Базовый_5f_1">
      <style:graphic-properties draw:stroke="solid" svg:stroke-color="#fefefe" draw:fill-color="#ffffff" draw:textarea-horizontal-align="justify" draw:textarea-vertical-align="middle" draw:auto-grow-height="false" fo:min-height="13.212cm" fo:min-width="26.17cm"/>
    </style:style>
    <style:style style:name="gr2" style:family="graphic" style:parent-style-name="Базовый_5f_1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" style:family="graphic" style:parent-style-name="Базовый_5f_1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10.843cm" fo:min-width="9.731cm" fo:padding-top="0.165cm" fo:padding-bottom="0.165cm" fo:padding-left="0.29cm" fo:padding-right="0.29cm"/>
    </style:style>
    <style:style style:name="gr4" style:family="graphic" style:parent-style-name="Базовый_5f_1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" style:family="graphic" style:parent-style-name="Базовый_5f_1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Базовый_5f_1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8" style:family="graphic" style:parent-style-name="Базовый_5f_1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9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  <style:paragraph-properties style:writing-mode="lr-tb"/>
    </style:style>
    <style:style style:name="gr10" style:family="graphic" style:parent-style-name="Базовый_5f_1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1" style:family="graphic" style:parent-style-name="Базовый_5f_1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2" style:family="graphic" style:parent-style-name="Базовый_5f_1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13" style:family="graphic" style:parent-style-name="Базовый_5f_1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4" style:family="graphic" style:parent-style-name="Базовый_5f_1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5" style:family="graphic" style:parent-style-name="Базовый_5f_1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6" style:family="graphic" style:parent-style-name="Базовый_5f_1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7" style:family="graphic" style:parent-style-name="Базовый_5f_1">
      <style:graphic-properties svg:stroke-width="0.081cm" svg:stroke-color="#ff7f2a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8" style:family="graphic" style:parent-style-name="Базовый_5f_1">
      <style:graphic-properties draw:stroke="solid" svg:stroke-color="#fefefe" draw:fill-color="#ffffff" draw:textarea-horizontal-align="justify" draw:textarea-vertical-align="middle" draw:auto-grow-height="false" fo:min-height="16.006cm" fo:min-width="21.344cm"/>
    </style:style>
    <style:style style:name="gr19" style:family="graphic" style:parent-style-name="Базовый_5f_1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14.181cm" fo:min-width="3.544cm" fo:padding-top="0.165cm" fo:padding-bottom="0.165cm" fo:padding-left="0.29cm" fo:padding-right="0.29cm"/>
    </style:style>
    <style:style style:name="gr20" style:family="graphic" style:parent-style-name="Базовый_5f_1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1" style:family="graphic" style:parent-style-name="Базовый_5f_1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2" style:family="graphic" style:parent-style-name="Базовый_5f_1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3" style:family="graphic" style:parent-style-name="Базовый_5f_1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4" style:family="graphic" style:parent-style-name="Базовый_5f_1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5" style:family="graphic" style:parent-style-name="Базовый_5f_1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6" style:family="graphic" style:parent-style-name="Базовый_5f_1">
      <style:graphic-properties svg:stroke-width="0.035cm" svg:stroke-color="#ff7f2a" draw:marker-start="" draw:marker-start-width="0.353cm" draw:marker-end="" draw:marker-end-width="0.353cm" draw:textarea-vertical-align="middle" fo:padding-top="0.143cm" fo:padding-bottom="0.143cm" fo:padding-left="0.268cm" fo:padding-right="0.268cm"/>
    </style:style>
    <style:style style:name="gr27" style:family="graphic" style:parent-style-name="Базовый_5f_1">
      <style:graphic-properties svg:stroke-width="0.035cm" svg:stroke-color="#ff7f2a" draw:marker-start="" draw:marker-start-width="0.353cm" draw:marker-end="" draw:marker-end-width="0.353cm" draw:textarea-vertical-align="middle" fo:padding-top="0.143cm" fo:padding-bottom="0.143cm" fo:padding-left="0.268cm" fo:padding-right="0.268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solid" draw:fill-color="#d4edfb" draw:opacity="100%"/>
      <style:paragraph-properties fo:text-align="center"/>
    </style:style>
    <style:style style:name="P5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5pt" style:font-size-asian="15pt" style:font-size-complex="15pt" fo:hyphenate="false"/>
    </style:style>
    <style:style style:name="P6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1" fo:font-size="15pt" style:font-size-asian="15pt" style:font-size-complex="15pt" fo:hyphenate="false"/>
    </style:style>
    <style:style style:name="P7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5pt" fo:font-weight="bold" style:font-size-asian="15pt" style:font-weight-asian="bold" style:font-size-complex="15pt" style:font-weight-complex="bold" fo:hyphenate="false"/>
    </style:style>
    <style:style style:name="P8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1" fo:font-size="15pt" fo:font-weight="bold" style:font-size-asian="15pt" style:font-weight-asian="bold" style:font-size-complex="15pt" style:font-weight-complex="bold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style:font-name="Arial1" fo:font-size="15pt" fo:font-weight="bold" style:font-size-asian="15pt" style:font-weight-asian="bold" style:font-size-complex="15pt" style:font-weight-complex="bold" fo:hyphenate="false"/>
    </style:style>
    <style:style style:name="P11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style:font-name="Arial1" fo:font-size="15pt" fo:font-weight="bold" style:font-size-asian="15pt" style:font-weight-asian="bold" style:font-size-complex="15pt" style:font-weight-complex="bold" fo:hyphenate="false"/>
    </style:style>
    <style:style style:name="P1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3pt" fo:font-weight="normal" style:font-size-asian="13pt" style:font-weight-asian="normal" style:font-size-complex="13pt" style:font-weight-complex="normal" fo:hyphenate="false"/>
    </style:style>
    <style:style style:name="P1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1" fo:font-size="13pt" fo:font-weight="normal" style:font-size-asian="13pt" style:font-weight-asian="normal" style:font-size-complex="13pt" style:font-weight-complex="normal" fo:hyphenate="false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text-align="center"/>
      <style:text-properties fo:font-weight="bold"/>
    </style:style>
    <style:style style:name="P17" style:family="paragraph">
      <style:paragraph-properties fo:text-align="center" style:writing-mode="lr-tb"/>
      <style:text-properties fo:font-weight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2" style:family="text">
      <style:text-properties fo:font-variant="normal" fo:text-transform="none" fo:color="#092257" loext:opacity="100%" style:text-line-through-style="none" style:text-line-through-type="none" style:text-position="0% 100%" style:font-name="Arial1" fo:font-size="15pt" fo:letter-spacing="0.005cm" fo:font-style="normal" style:text-underline-style="none" fo:font-weight="normal" style:font-name-asian="DIN Alternate Bold1" style:font-size-asian="15pt" style:font-style-asian="normal" style:font-weight-asian="normal" style:font-name-complex="DIN Alternate Bold1" style:font-size-complex="15pt" style:font-style-complex="normal" style:font-weight-complex="normal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5pt" fo:letter-spacing="0.005cm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4" style:family="text">
      <style:text-properties fo:font-variant="normal" fo:text-transform="none" fo:color="#597fa7" loext:opacity="100%" style:text-line-through-style="none" style:text-line-through-type="none" style:text-position="0% 100%" style:font-name="Arial1" fo:font-size="15pt" fo:letter-spacing="0.005cm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5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3pt" fo:letter-spacing="0.005cm" fo:font-style="normal" style:text-underline-style="none" fo:font-weight="bold" style:font-name-asian="DIN Alternate Bold1" style:font-size-asian="13pt" style:font-style-asian="normal" style:font-weight-asian="bold" style:font-name-complex="DIN Alternate Bold1" style:font-size-complex="13pt" style:font-style-complex="normal" style:font-weight-complex="bold"/>
    </style:style>
    <style:style style:name="T6" style:family="text">
      <style:text-properties fo:font-weight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6.67cm" svg:height="13.462cm" svg:x="1.254cm" svg:y="1.762cm">
          <text:p/>
          <draw:enhanced-geometry svg:viewBox="0 0 21600 21600" draw:type="rectangle" draw:enhanced-path="M 0 0 L 21600 0 21600 21600 0 21600 0 0 Z N"/>
        </draw:custom-shape>
        <draw:custom-shape draw:name="DB Pod N_3" draw:style-name="gr2" draw:text-style-name="P3" draw:layer="layout" svg:width="2.361cm" svg:height="0.749cm" svg:x="2.035cm" svg:y="6.32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10.795cm" svg:height="11.657cm" svg:x="1.562cm" svg:y="2.6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Kubernetes API_ 2" draw:style-name="gr4" draw:text-style-name="P6" draw:layer="layout" svg:width="2.761cm" svg:height="1.548cm" svg:x="12.698cm" svg:y="6.076cm">
          <text:p text:style-name="P5"><text:span text:style-name="T2">Data</text:span><text:span text:style-name="T2"><text:line-break/></text:span><text:span text:style-name="T2">replicati</text:span><text:span text:style-name="T2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2" draw:style-name="gr5" draw:text-style-name="P8" draw:layer="layout" svg:width="2.555cm" svg:height="0.914cm" svg:x="2.966cm" svg:y="5.24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.803cm" svg:height="1.749cm" svg:x="3.343cm" svg:y="3.583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80EBEDC3242E916A.png" xlink:type="simple" xlink:show="embed" xlink:actuate="onLoad" draw:mime-type="image/png"/>
        </draw:frame>
        <draw:custom-shape draw:name="Storage Area Network_ 4" draw:style-name="gr7" draw:text-style-name="P11" draw:layer="layout" svg:width="10.27cm" svg:height="0.908cm" svg:x="1.824cm" svg:y="12.928cm">
          <text:p text:style-name="P10"><text:span text:style-name="T4">Main s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DB Pod N_ 2" draw:style-name="gr8" draw:text-style-name="P13" draw:layer="layout" svg:width="2.663cm" svg:height="0.83cm" svg:x="8.237cm" svg:y="6.363cm">
            <text:p text:style-name="P12"><text:span text:style-name="T5">ReplicaS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frame draw:style-name="gr6" draw:text-style-name="P9" draw:layer="layout" svg:width="1.803cm" svg:height="1.749cm" svg:x="8.109cm" svg:y="3.453cm">
              <draw:image xlink:href="Pictures/1000171D0000070C000006D6E7CF3E986AE6BC53.svg" xlink:type="simple" xlink:show="embed" xlink:actuate="onLoad" draw:mime-type="image/svg+xml">
                <text:p/>
              </draw:image>
              <draw:image xlink:href="Pictures/100000010000004400000042F5856C59FD72104A.png" xlink:type="simple" xlink:show="embed" xlink:actuate="onLoad" draw:mime-type="image/png"/>
            </draw:frame>
            <draw:frame draw:style-name="gr6" draw:text-style-name="P9" draw:layer="layout" svg:width="1.803cm" svg:height="1.749cm" svg:x="9.225cm" svg:y="3.834cm">
              <draw:image xlink:href="Pictures/1000171D0000070C000006D6E7CF3E986AE6BC53.svg" xlink:type="simple" xlink:show="embed" xlink:actuate="onLoad" draw:mime-type="image/svg+xml">
                <text:p/>
              </draw:image>
              <draw:image xlink:href="Pictures/100000010000004400000042F5856C59FD72104A.png" xlink:type="simple" xlink:show="embed" xlink:actuate="onLoad" draw:mime-type="image/png"/>
            </draw:frame>
            <draw:frame draw:style-name="gr6" draw:text-style-name="P9" draw:layer="layout" svg:width="1.803cm" svg:height="1.749cm" svg:x="8.436cm" svg:y="4.571cm">
              <draw:image xlink:href="Pictures/1000171D0000070C000006D6E7CF3E986AE6BC53.svg" xlink:type="simple" xlink:show="embed" xlink:actuate="onLoad" draw:mime-type="image/svg+xml">
                <text:p/>
              </draw:image>
              <draw:image xlink:href="Pictures/100000010000004400000042F5856C59FD72104A.png" xlink:type="simple" xlink:show="embed" xlink:actuate="onLoad" draw:mime-type="image/png"/>
            </draw:frame>
          </draw:g>
        </draw:g>
        <draw:line draw:style-name="gr9" draw:text-style-name="P15" draw:layer="layout" svg:x1="1.599cm" svg:y1="12.488cm" svg:x2="12.311cm" svg:y2="12.488cm">
          <text:p text:style-name="P14"><text:s text:c="18"/></text:p>
        </draw:line>
        <draw:g>
          <draw:custom-shape draw:name="DB Pod N_ 1" draw:style-name="gr10" draw:text-style-name="P13" draw:layer="layout" svg:width="3.343cm" svg:height="1.38cm" svg:x="7.897cm" svg:y="10.388cm">
            <text:p text:style-name="P12"><text:span text:style-name="T5">Config Server</text:span><text:span text:style-name="T5"><text:line-break/></text:span><text:span text:style-name="T5">ReplicaS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frame draw:style-name="gr6" draw:text-style-name="P9" draw:layer="layout" svg:width="1.803cm" svg:height="1.749cm" svg:x="8.109cm" svg:y="7.553cm">
              <draw:image xlink:href="Pictures/1000171D0000070C000006D6E7CF3E986AE6BC53.svg" xlink:type="simple" xlink:show="embed" xlink:actuate="onLoad" draw:mime-type="image/svg+xml">
                <text:p/>
              </draw:image>
              <draw:image xlink:href="Pictures/100000010000004400000042F5856C59FD72104A.png" xlink:type="simple" xlink:show="embed" xlink:actuate="onLoad" draw:mime-type="image/png"/>
            </draw:frame>
            <draw:frame draw:style-name="gr6" draw:text-style-name="P9" draw:layer="layout" svg:width="1.803cm" svg:height="1.749cm" svg:x="9.225cm" svg:y="7.934cm">
              <draw:image xlink:href="Pictures/1000171D0000070C000006D6E7CF3E986AE6BC53.svg" xlink:type="simple" xlink:show="embed" xlink:actuate="onLoad" draw:mime-type="image/svg+xml">
                <text:p/>
              </draw:image>
              <draw:image xlink:href="Pictures/100000010000004400000042F5856C59FD72104A.png" xlink:type="simple" xlink:show="embed" xlink:actuate="onLoad" draw:mime-type="image/png"/>
            </draw:frame>
            <draw:frame draw:style-name="gr6" draw:text-style-name="P9" draw:layer="layout" svg:width="1.803cm" svg:height="1.749cm" svg:x="8.436cm" svg:y="8.671cm">
              <draw:image xlink:href="Pictures/1000171D0000070C000006D6E7CF3E986AE6BC53.svg" xlink:type="simple" xlink:show="embed" xlink:actuate="onLoad" draw:mime-type="image/svg+xml">
                <text:p/>
              </draw:image>
              <draw:image xlink:href="Pictures/100000010000004400000042F5856C59FD72104A.png" xlink:type="simple" xlink:show="embed" xlink:actuate="onLoad" draw:mime-type="image/png"/>
            </draw:frame>
          </draw:g>
        </draw:g>
        <draw:g>
          <draw:custom-shape draw:name="DB Pod N_ 5" draw:style-name="gr11" draw:text-style-name="P13" draw:layer="layout" svg:width="2.084cm" svg:height="0.83cm" svg:x="3.202cm" svg:y="10.413cm">
            <text:p text:style-name="P12"><text:span text:style-name="T5">mong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frame draw:style-name="gr6" draw:text-style-name="P9" draw:layer="layout" svg:width="1.803cm" svg:height="1.749cm" svg:x="2.785cm" svg:y="7.553cm">
              <draw:image xlink:href="Pictures/1000171D0000070C000006D6E7CF3E986AE6BC53.svg" xlink:type="simple" xlink:show="embed" xlink:actuate="onLoad" draw:mime-type="image/svg+xml">
                <text:p/>
              </draw:image>
              <draw:image xlink:href="Pictures/100000010000004400000042F5856C59FD72104A.png" xlink:type="simple" xlink:show="embed" xlink:actuate="onLoad" draw:mime-type="image/png"/>
            </draw:frame>
            <draw:frame draw:style-name="gr6" draw:text-style-name="P9" draw:layer="layout" svg:width="1.803cm" svg:height="1.749cm" svg:x="3.901cm" svg:y="7.934cm">
              <draw:image xlink:href="Pictures/1000171D0000070C000006D6E7CF3E986AE6BC53.svg" xlink:type="simple" xlink:show="embed" xlink:actuate="onLoad" draw:mime-type="image/svg+xml">
                <text:p/>
              </draw:image>
              <draw:image xlink:href="Pictures/100000010000004400000042F5856C59FD72104A.png" xlink:type="simple" xlink:show="embed" xlink:actuate="onLoad" draw:mime-type="image/png"/>
            </draw:frame>
            <draw:frame draw:style-name="gr6" draw:text-style-name="P9" draw:layer="layout" svg:width="1.803cm" svg:height="1.749cm" svg:x="3.112cm" svg:y="8.671cm">
              <draw:image xlink:href="Pictures/1000171D0000070C000006D6E7CF3E986AE6BC53.svg" xlink:type="simple" xlink:show="embed" xlink:actuate="onLoad" draw:mime-type="image/svg+xml">
                <text:p/>
              </draw:image>
              <draw:image xlink:href="Pictures/100000010000004400000042F5856C59FD72104A.png" xlink:type="simple" xlink:show="embed" xlink:actuate="onLoad" draw:mime-type="image/png"/>
            </draw:frame>
          </draw:g>
        </draw:g>
        <draw:custom-shape draw:style-name="gr3" draw:text-style-name="P4" draw:layer="layout" svg:width="10.795cm" svg:height="11.657cm" svg:x="15.762cm" svg:y="2.6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orage Area Network_ 1" draw:style-name="gr12" draw:text-style-name="P11" draw:layer="layout" svg:width="10.27cm" svg:height="0.908cm" svg:x="16.024cm" svg:y="12.928cm">
          <text:p text:style-name="P10"><text:span text:style-name="T4">Replica s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1" draw:style-name="gr13" draw:text-style-name="P8" draw:layer="layout" svg:width="2.555cm" svg:height="0.914cm" svg:x="22.466cm" svg:y="5.261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.803cm" svg:height="1.749cm" svg:x="22.843cm" svg:y="3.604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80EBEDC3242E916A.png" xlink:type="simple" xlink:show="embed" xlink:actuate="onLoad" draw:mime-type="image/png"/>
        </draw:frame>
        <draw:g>
          <draw:custom-shape draw:name="DB Pod N_ 2" draw:style-name="gr14" draw:text-style-name="P13" draw:layer="layout" svg:width="2.667cm" svg:height="0.83cm" svg:x="17.135cm" svg:y="6.384cm">
            <text:p text:style-name="P12"><text:span text:style-name="T5">ReplicaS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frame draw:style-name="gr6" draw:text-style-name="P9" draw:layer="layout" svg:width="1.803cm" svg:height="1.749cm" svg:x="17.009cm" svg:y="3.474cm">
              <draw:image xlink:href="Pictures/1000171D0000070C000006D6E7CF3E986AE6BC53.svg" xlink:type="simple" xlink:show="embed" xlink:actuate="onLoad" draw:mime-type="image/svg+xml">
                <text:p/>
              </draw:image>
              <draw:image xlink:href="Pictures/100000010000004400000042F5856C59FD72104A.png" xlink:type="simple" xlink:show="embed" xlink:actuate="onLoad" draw:mime-type="image/png"/>
            </draw:frame>
            <draw:frame draw:style-name="gr6" draw:text-style-name="P9" draw:layer="layout" svg:width="1.803cm" svg:height="1.749cm" svg:x="18.125cm" svg:y="3.855cm">
              <draw:image xlink:href="Pictures/1000171D0000070C000006D6E7CF3E986AE6BC53.svg" xlink:type="simple" xlink:show="embed" xlink:actuate="onLoad" draw:mime-type="image/svg+xml">
                <text:p/>
              </draw:image>
              <draw:image xlink:href="Pictures/100000010000004400000042F5856C59FD72104A.png" xlink:type="simple" xlink:show="embed" xlink:actuate="onLoad" draw:mime-type="image/png"/>
            </draw:frame>
            <draw:frame draw:style-name="gr6" draw:text-style-name="P9" draw:layer="layout" svg:width="1.803cm" svg:height="1.749cm" svg:x="17.336cm" svg:y="4.592cm">
              <draw:image xlink:href="Pictures/1000171D0000070C000006D6E7CF3E986AE6BC53.svg" xlink:type="simple" xlink:show="embed" xlink:actuate="onLoad" draw:mime-type="image/svg+xml">
                <text:p/>
              </draw:image>
              <draw:image xlink:href="Pictures/100000010000004400000042F5856C59FD72104A.png" xlink:type="simple" xlink:show="embed" xlink:actuate="onLoad" draw:mime-type="image/png"/>
            </draw:frame>
          </draw:g>
        </draw:g>
        <draw:g>
          <draw:custom-shape draw:name="DB Pod N_ 1" draw:style-name="gr15" draw:text-style-name="P13" draw:layer="layout" svg:width="3.343cm" svg:height="1.38cm" svg:x="16.797cm" svg:y="10.409cm">
            <text:p text:style-name="P12"><text:span text:style-name="T5">Config Server</text:span><text:span text:style-name="T5"><text:line-break/></text:span><text:span text:style-name="T5">ReplicaS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frame draw:style-name="gr6" draw:text-style-name="P9" draw:layer="layout" svg:width="1.803cm" svg:height="1.749cm" svg:x="17.009cm" svg:y="7.574cm">
              <draw:image xlink:href="Pictures/1000171D0000070C000006D6E7CF3E986AE6BC53.svg" xlink:type="simple" xlink:show="embed" xlink:actuate="onLoad" draw:mime-type="image/svg+xml">
                <text:p/>
              </draw:image>
              <draw:image xlink:href="Pictures/100000010000004400000042F5856C59FD72104A.png" xlink:type="simple" xlink:show="embed" xlink:actuate="onLoad" draw:mime-type="image/png"/>
            </draw:frame>
            <draw:frame draw:style-name="gr6" draw:text-style-name="P9" draw:layer="layout" svg:width="1.803cm" svg:height="1.749cm" svg:x="18.125cm" svg:y="7.955cm">
              <draw:image xlink:href="Pictures/1000171D0000070C000006D6E7CF3E986AE6BC53.svg" xlink:type="simple" xlink:show="embed" xlink:actuate="onLoad" draw:mime-type="image/svg+xml">
                <text:p/>
              </draw:image>
              <draw:image xlink:href="Pictures/100000010000004400000042F5856C59FD72104A.png" xlink:type="simple" xlink:show="embed" xlink:actuate="onLoad" draw:mime-type="image/png"/>
            </draw:frame>
            <draw:frame draw:style-name="gr6" draw:text-style-name="P9" draw:layer="layout" svg:width="1.803cm" svg:height="1.749cm" svg:x="17.336cm" svg:y="8.692cm">
              <draw:image xlink:href="Pictures/1000171D0000070C000006D6E7CF3E986AE6BC53.svg" xlink:type="simple" xlink:show="embed" xlink:actuate="onLoad" draw:mime-type="image/svg+xml">
                <text:p/>
              </draw:image>
              <draw:image xlink:href="Pictures/100000010000004400000042F5856C59FD72104A.png" xlink:type="simple" xlink:show="embed" xlink:actuate="onLoad" draw:mime-type="image/png"/>
            </draw:frame>
          </draw:g>
        </draw:g>
        <draw:g>
          <draw:custom-shape draw:name="DB Pod N_ 5" draw:style-name="gr16" draw:text-style-name="P13" draw:layer="layout" svg:width="2.084cm" svg:height="0.83cm" svg:x="22.714cm" svg:y="10.434cm">
            <text:p text:style-name="P12"><text:span text:style-name="T5">mong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>
            <draw:frame draw:style-name="gr6" draw:text-style-name="P9" draw:layer="layout" svg:width="1.803cm" svg:height="1.749cm" svg:x="22.297cm" svg:y="7.574cm">
              <draw:image xlink:href="Pictures/1000171D0000070C000006D6E7CF3E986AE6BC53.svg" xlink:type="simple" xlink:show="embed" xlink:actuate="onLoad" draw:mime-type="image/svg+xml">
                <text:p/>
              </draw:image>
              <draw:image xlink:href="Pictures/100000010000004400000042F5856C59FD72104A.png" xlink:type="simple" xlink:show="embed" xlink:actuate="onLoad" draw:mime-type="image/png"/>
            </draw:frame>
            <draw:frame draw:style-name="gr6" draw:text-style-name="P9" draw:layer="layout" svg:width="1.803cm" svg:height="1.749cm" svg:x="23.413cm" svg:y="7.955cm">
              <draw:image xlink:href="Pictures/1000171D0000070C000006D6E7CF3E986AE6BC53.svg" xlink:type="simple" xlink:show="embed" xlink:actuate="onLoad" draw:mime-type="image/svg+xml">
                <text:p/>
              </draw:image>
              <draw:image xlink:href="Pictures/100000010000004400000042F5856C59FD72104A.png" xlink:type="simple" xlink:show="embed" xlink:actuate="onLoad" draw:mime-type="image/png"/>
            </draw:frame>
            <draw:frame draw:style-name="gr6" draw:text-style-name="P9" draw:layer="layout" svg:width="1.803cm" svg:height="1.749cm" svg:x="22.624cm" svg:y="8.692cm">
              <draw:image xlink:href="Pictures/1000171D0000070C000006D6E7CF3E986AE6BC53.svg" xlink:type="simple" xlink:show="embed" xlink:actuate="onLoad" draw:mime-type="image/svg+xml">
                <text:p/>
              </draw:image>
              <draw:image xlink:href="Pictures/100000010000004400000042F5856C59FD72104A.png" xlink:type="simple" xlink:show="embed" xlink:actuate="onLoad" draw:mime-type="image/png"/>
            </draw:frame>
          </draw:g>
        </draw:g>
        <draw:line draw:style-name="gr9" draw:text-style-name="P15" draw:layer="layout" svg:x1="15.799cm" svg:y1="12.478cm" svg:x2="26.511cm" svg:y2="12.478cm">
          <text:p text:style-name="P14"><text:s text:c="18"/></text:p>
        </draw:line>
        <draw:line draw:style-name="gr17" draw:text-style-name="P16" draw:layer="layout" svg:x1="17.029cm" svg:y1="9.001cm" svg:x2="11.133cm" svg:y2="9.006cm">
          <text:p/>
        </draw:line>
        <draw:line draw:style-name="gr17" draw:text-style-name="P16" draw:layer="layout" svg:x1="17.029cm" svg:y1="4.902cm" svg:x2="11.133cm" svg:y2="4.907cm">
          <text:p/>
        </draw:line>
      </draw:page>
      <draw:page draw:name="page2" draw:style-name="dp1" draw:master-page-name="Обычный">
        <draw:custom-shape draw:style-name="gr18" draw:text-style-name="P1" draw:layer="layout" svg:width="21.844cm" svg:height="16.256cm" svg:x="6.08cm" svg:y="1.7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4.318cm" svg:height="14.705cm" svg:x="10.15cm" svg:y="2.6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orage Area Network_ 7" draw:style-name="gr20" draw:text-style-name="P11" draw:layer="layout" svg:width="4.064cm" svg:height="0.908cm" svg:x="10.277cm" svg:y="16.028cm">
          <text:p text:style-name="P10"><text:span text:style-name="T4">Main s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5" draw:layer="layout" svg:x1="10.192cm" svg:y1="15.605cm" svg:x2="14.433cm" svg:y2="15.605cm">
          <text:p text:style-name="P14"><text:s text:c="18"/></text:p>
        </draw:line>
        <draw:g>
          <draw:custom-shape draw:name="DB Pod N_ 1" draw:style-name="gr21" draw:text-style-name="P13" draw:layer="layout" svg:width="3.343cm" svg:height="1.38cm" svg:x="10.638cm" svg:y="13.688cm">
            <text:p text:style-name="P12"><text:span text:style-name="T5">Config Server</text:span><text:span text:style-name="T5"><text:line-break/></text:span><text:span text:style-name="T5">ReplicaS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6" draw:text-style-name="P9" draw:layer="layout" svg:width="1.803cm" svg:height="1.749cm" svg:x="11.408cm" svg:y="9.324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F5856C59FD72104A.png" xlink:type="simple" xlink:show="embed" xlink:actuate="onLoad" draw:mime-type="image/png"/>
          </draw:frame>
          <draw:frame draw:style-name="gr6" draw:text-style-name="P9" draw:layer="layout" svg:width="1.803cm" svg:height="1.749cm" svg:x="11.408cm" svg:y="10.605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F5856C59FD72104A.png" xlink:type="simple" xlink:show="embed" xlink:actuate="onLoad" draw:mime-type="image/png"/>
          </draw:frame>
          <draw:frame draw:style-name="gr6" draw:text-style-name="P9" draw:layer="layout" svg:width="1.803cm" svg:height="1.749cm" svg:x="11.408cm" svg:y="11.884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F5856C59FD72104A.png" xlink:type="simple" xlink:show="embed" xlink:actuate="onLoad" draw:mime-type="image/png"/>
          </draw:frame>
        </draw:g>
        <draw:g>
          <draw:custom-shape draw:name="DB Pod N_ 1" draw:style-name="gr22" draw:text-style-name="P13" draw:layer="layout" svg:width="2.663cm" svg:height="0.83cm" svg:x="10.978cm" svg:y="7.835cm">
            <text:p text:style-name="P12"><text:span text:style-name="T5">ReplicaS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6" draw:text-style-name="P9" draw:layer="layout" svg:width="1.803cm" svg:height="1.749cm" svg:x="11.408cm" svg:y="3.425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F5856C59FD72104A.png" xlink:type="simple" xlink:show="embed" xlink:actuate="onLoad" draw:mime-type="image/png"/>
          </draw:frame>
          <draw:frame draw:style-name="gr6" draw:text-style-name="P9" draw:layer="layout" svg:width="1.803cm" svg:height="1.749cm" svg:x="11.408cm" svg:y="4.70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F5856C59FD72104A.png" xlink:type="simple" xlink:show="embed" xlink:actuate="onLoad" draw:mime-type="image/png"/>
          </draw:frame>
          <draw:frame draw:style-name="gr6" draw:text-style-name="P9" draw:layer="layout" svg:width="1.803cm" svg:height="1.749cm" svg:x="11.408cm" svg:y="5.985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F5856C59FD72104A.png" xlink:type="simple" xlink:show="embed" xlink:actuate="onLoad" draw:mime-type="image/png"/>
          </draw:frame>
        </draw:g>
        <draw:custom-shape draw:style-name="gr19" draw:text-style-name="P4" draw:layer="layout" svg:width="4.318cm" svg:height="14.705cm" svg:x="19.451cm" svg:y="2.6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orage Area Network_ 2" draw:style-name="gr23" draw:text-style-name="P11" draw:layer="layout" svg:width="4.064cm" svg:height="0.908cm" svg:x="19.578cm" svg:y="16.028cm">
          <text:p text:style-name="P10"><text:span text:style-name="T4">Replica s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5" draw:layer="layout" svg:x1="19.493cm" svg:y1="15.605cm" svg:x2="23.734cm" svg:y2="15.605cm">
          <text:p text:style-name="P14"><text:s text:c="18"/></text:p>
        </draw:line>
        <draw:g>
          <draw:custom-shape draw:name="DB Pod N_ 1" draw:style-name="gr24" draw:text-style-name="P13" draw:layer="layout" svg:width="3.343cm" svg:height="1.38cm" svg:x="19.939cm" svg:y="13.688cm">
            <text:p text:style-name="P12"><text:span text:style-name="T5">Config Server</text:span><text:span text:style-name="T5"><text:line-break/></text:span><text:span text:style-name="T5">ReplicaS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6" draw:text-style-name="P9" draw:layer="layout" svg:width="1.803cm" svg:height="1.749cm" svg:x="20.709cm" svg:y="9.324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F5856C59FD72104A.png" xlink:type="simple" xlink:show="embed" xlink:actuate="onLoad" draw:mime-type="image/png"/>
          </draw:frame>
          <draw:frame draw:style-name="gr6" draw:text-style-name="P9" draw:layer="layout" svg:width="1.803cm" svg:height="1.749cm" svg:x="20.709cm" svg:y="10.605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F5856C59FD72104A.png" xlink:type="simple" xlink:show="embed" xlink:actuate="onLoad" draw:mime-type="image/png"/>
          </draw:frame>
          <draw:frame draw:style-name="gr6" draw:text-style-name="P9" draw:layer="layout" svg:width="1.803cm" svg:height="1.749cm" svg:x="20.709cm" svg:y="11.884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F5856C59FD72104A.png" xlink:type="simple" xlink:show="embed" xlink:actuate="onLoad" draw:mime-type="image/png"/>
          </draw:frame>
        </draw:g>
        <draw:custom-shape draw:name="DB Pod N_ 1" draw:style-name="gr25" draw:text-style-name="P13" draw:layer="layout" svg:width="2.663cm" svg:height="0.83cm" svg:x="20.279cm" svg:y="7.835cm">
          <text:p text:style-name="P12"><text:span text:style-name="T5">Replic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1.803cm" svg:height="1.749cm" svg:x="20.709cm" svg:y="3.42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F5856C59FD72104A.png" xlink:type="simple" xlink:show="embed" xlink:actuate="onLoad" draw:mime-type="image/png"/>
        </draw:frame>
        <draw:frame draw:style-name="gr6" draw:text-style-name="P9" draw:layer="layout" svg:width="1.803cm" svg:height="1.749cm" svg:x="20.709cm" svg:y="4.70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F5856C59FD72104A.png" xlink:type="simple" xlink:show="embed" xlink:actuate="onLoad" draw:mime-type="image/png"/>
        </draw:frame>
        <draw:frame draw:style-name="gr6" draw:text-style-name="P9" draw:layer="layout" svg:width="1.803cm" svg:height="1.749cm" svg:x="20.709cm" svg:y="5.98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F5856C59FD72104A.png" xlink:type="simple" xlink:show="embed" xlink:actuate="onLoad" draw:mime-type="image/png"/>
        </draw:frame>
        <draw:g>
          <draw:line draw:style-name="gr26" draw:text-style-name="P16" draw:layer="layout" svg:x1="20.437cm" svg:y1="4.529cm" svg:x2="13.398cm" svg:y2="4.529cm">
            <text:p/>
          </draw:line>
          <draw:path draw:style-name="gr26" draw:text-style-name="P16" draw:layer="layout" svg:width="7.154cm" svg:height="0.323cm" draw:transform="rotate (2.98067329655592) translate (20.4277795344875cm 5.88280323262095cm)" svg:viewBox="0 0 7155 324" svg:d="M0 58c2141-278 4466 561 7155 152">
            <text:p/>
          </draw:path>
          <draw:path draw:style-name="gr26" draw:text-style-name="P17" draw:layer="layout" svg:width="7.357cm" svg:height="1.493cm" draw:transform="rotate (2.98067329655592) translate (20.4309620487869cm 7.13219716177544cm)" svg:viewBox="0 0 7358 1494" svg:d="M0 38c2131-346 4669 1814 7358 1404">
            <text:p/>
          </draw:path>
          <draw:line draw:style-name="gr26" draw:text-style-name="P16" draw:layer="layout" svg:x1="20.438cm" svg:y1="5.813cm" svg:x2="13.399cm" svg:y2="5.813cm">
            <text:p/>
          </draw:line>
          <draw:path draw:style-name="gr26" draw:text-style-name="P16" draw:layer="layout" svg:width="6.739cm" svg:height="2.394cm" draw:transform="rotate (2.98067329655592) translate (20.0532721615372cm 6.89297843925286cm)" svg:viewBox="0 0 6740 2395" svg:d="M0 2395c2131-346 4050-1999 6740-2395">
            <text:p/>
          </draw:path>
          <draw:path draw:style-name="gr26" draw:text-style-name="P16" draw:layer="layout" svg:width="7.15cm" svg:height="0.322cm" draw:transform="rotate (2.98067329655592) translate (20.4237798758287cm 7.17544337046401cm)" svg:viewBox="0 0 7151 323" svg:d="M0 83c2131-346 4461 533 7151 135">
            <text:p/>
          </draw:path>
          <draw:line draw:style-name="gr26" draw:text-style-name="P16" draw:layer="layout" svg:x1="20.438cm" svg:y1="7.094cm" svg:x2="13.399cm" svg:y2="7.094cm">
            <text:p/>
          </draw:line>
          <draw:path draw:style-name="gr26" draw:text-style-name="P16" draw:layer="layout" svg:width="6.742cm" svg:height="2.378cm" draw:transform="rotate (2.98067329655592) translate (20.0558026527403cm 8.17438919592623cm)" svg:viewBox="0 0 6743 2379" svg:d="M0 2379c2145-260 4059-1945 6743-2379">
            <text:p/>
          </draw:path>
          <draw:path draw:style-name="gr27" draw:text-style-name="P17" draw:layer="layout" svg:width="6.534cm" svg:height="3.659cm" draw:transform="rotate (2.98067329655592) translate (19.8505165538837cm 8.14206656079863cm)" svg:viewBox="0 0 6535 3660" svg:d="M0 3660c2131-346 3851-3225 6535-3660">
            <text:p text:style-name="P14"><text:span text:style-name="T6">`</text:span></text:p>
          </draw:path>
        </draw:g>
        <draw:g>
          <draw:line draw:style-name="gr26" draw:text-style-name="P16" draw:layer="layout" svg:x1="20.437cm" svg:y1="10.43cm" svg:x2="13.398cm" svg:y2="10.43cm">
            <text:p/>
          </draw:line>
          <draw:path draw:style-name="gr26" draw:text-style-name="P16" draw:layer="layout" svg:width="7.154cm" svg:height="0.323cm" draw:transform="rotate (2.98067329655592) translate (20.4277795344875cm 11.7838032326209cm)" svg:viewBox="0 0 7155 324" svg:d="M0 58c2141-278 4466 561 7155 152">
            <text:p/>
          </draw:path>
          <draw:path draw:style-name="gr26" draw:text-style-name="P17" draw:layer="layout" svg:width="7.357cm" svg:height="1.493cm" draw:transform="rotate (2.98067329655592) translate (20.4309620487869cm 13.0331971617754cm)" svg:viewBox="0 0 7358 1494" svg:d="M0 38c2131-346 4669 1814 7358 1404">
            <text:p/>
          </draw:path>
          <draw:line draw:style-name="gr26" draw:text-style-name="P16" draw:layer="layout" svg:x1="20.438cm" svg:y1="11.714cm" svg:x2="13.399cm" svg:y2="11.714cm">
            <text:p/>
          </draw:line>
          <draw:path draw:style-name="gr26" draw:text-style-name="P16" draw:layer="layout" svg:width="6.739cm" svg:height="2.394cm" draw:transform="rotate (2.98067329655592) translate (20.0532721615372cm 12.7939784392528cm)" svg:viewBox="0 0 6740 2395" svg:d="M0 2395c2131-346 4050-1999 6740-2395">
            <text:p/>
          </draw:path>
          <draw:path draw:style-name="gr26" draw:text-style-name="P16" draw:layer="layout" svg:width="7.15cm" svg:height="0.322cm" draw:transform="rotate (2.98067329655592) translate (20.4237798758287cm 13.076443370464cm)" svg:viewBox="0 0 7151 323" svg:d="M0 83c2131-346 4461 533 7151 135">
            <text:p/>
          </draw:path>
          <draw:line draw:style-name="gr26" draw:text-style-name="P16" draw:layer="layout" svg:x1="20.438cm" svg:y1="12.995cm" svg:x2="13.399cm" svg:y2="12.995cm">
            <text:p/>
          </draw:line>
          <draw:path draw:style-name="gr26" draw:text-style-name="P16" draw:layer="layout" svg:width="6.742cm" svg:height="2.378cm" draw:transform="rotate (2.98067329655592) translate (20.0558026527403cm 14.0753891959262cm)" svg:viewBox="0 0 6743 2379" svg:d="M0 2379c2145-260 4059-1945 6743-2379">
            <text:p/>
          </draw:path>
          <draw:path draw:style-name="gr27" draw:text-style-name="P17" draw:layer="layout" svg:width="6.534cm" svg:height="3.659cm" draw:transform="rotate (2.98067329655592) translate (19.8505165538837cm 14.0430665607986cm)" svg:viewBox="0 0 6535 3660" svg:d="M0 3660c2131-346 3851-3225 6535-3660">
            <text:p text:style-name="P14"><text:span text:style-name="T6">`</text:span></text:p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0T10:57:04.080017061</meta:creation-date>
    <meta:editing-duration>PT9H30M3S</meta:editing-duration>
    <meta:editing-cycles>12</meta:editing-cycles>
    <meta:generator>LibreOffice/7.2.1.2$Linux_X86_64 LibreOffice_project/20$Build-2</meta:generator>
    <dc:date>2021-09-30T01:34:20.619289737</dc:date>
    <meta:document-statistic meta:object-count="97"/>
  </office:meta>
</office:document-meta>
</file>